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422000002531BEA9B135D1E4ECD.jpg" manifest:media-type="image/jpeg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adornments="Regular"/>
    <style:font-face style:name="Berlin Sans FB1" svg:font-family="'Berlin Sans FB'"/>
    <style:font-face style:name="Mangal" svg:font-family="Mangal"/>
    <style:font-face style:name="Segoe UI5" svg:font-family="'Segoe UI'"/>
    <style:font-face style:name="Segoe UI6" svg:font-family="'Segoe UI'" style:font-adornments="Regular"/>
    <style:font-face style:name="Times New Roman2" svg:font-family="'Times New Roman'"/>
    <style:font-face style:name="Harrington1" svg:font-family="Harrington" style:font-family-generic="roman"/>
    <style:font-face style:name="Segoe UI8" svg:font-family="'Segoe UI'" style:font-family-generic="roman"/>
    <style:font-face style:name="Arial3" svg:font-family="Arial" style:font-family-generic="swiss"/>
    <style:font-face style:name="Arial1" svg:font-family="Arial" style:font-adornments="Regular" style:font-family-generic="swiss"/>
    <style:font-face style:name="Calibri" svg:font-family="Calibri" style:font-family-generic="swiss"/>
    <style:font-face style:name="Segoe UI1" svg:font-family="'Segoe UI'" style:font-family-generic="swiss"/>
    <style:font-face style:name="Segoe UI2" svg:font-family="'Segoe UI'" style:font-adornments="Regular" style:font-family-generic="swiss"/>
    <style:font-face style:name="Segoe UI Semibold3" svg:font-family="'Segoe UI Semibold'" style:font-adornments="Regular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7" svg:font-family="Arial" style:font-pitch="variable"/>
    <style:font-face style:name="Berlin Sans FB" svg:font-family="'Berlin Sans FB'" style:font-pitch="variable"/>
    <style:font-face style:name="Harrington2" svg:font-family="Harrington" style:font-pitch="variable"/>
    <style:font-face style:name="Microsoft YaHei1" svg:font-family="'Microsoft YaHei'" style:font-pitch="variable"/>
    <style:font-face style:name="Segoe UI7" svg:font-family="'Segoe UI'" style:font-pitch="variable"/>
    <style:font-face style:name="Times New Roman3" svg:font-family="'Times New Roman'" style:font-pitch="variable"/>
    <style:font-face style:name="Gabriola" svg:font-family="Gabriola" style:font-family-generic="decorative" style:font-pitch="variable"/>
    <style:font-face style:name="Segoe UI Semibold2" svg:font-family="'Segoe UI Semibold'" style:font-family-generic="decorative" style:font-pitch="variable"/>
    <style:font-face style:name="Arial2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3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6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0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82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82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82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82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8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82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82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4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36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736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1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/>
    </style:style>
    <style:style style:name="P8" style:family="paragraph">
      <style:paragraph-properties fo:margin-left="0.635cm" fo:margin-right="0cm" fo:margin-top="0cm" fo:margin-bottom="0cm" fo:line-height="100%" fo:text-align="start" fo:text-indent="-0.635cm" style:text-autospace="none"/>
      <style:text-properties style:text-underline-style="none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text-underline-styl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text-underline-style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none"/>
      <style:text-properties style:text-underline-style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text-underline-style="none"/>
    </style:style>
    <style:style style:name="P13" style:family="paragraph">
      <style:paragraph-properties fo:margin-left="0.635cm" fo:margin-right="0cm" fo:margin-top="0cm" fo:margin-bottom="0cm" fo:line-height="100%" fo:text-align="start" fo:text-indent="-0.635cm" style:text-autospace="none" style:writing-mode="lr-tb"/>
      <style:text-properties style:text-underline-style="none"/>
    </style:style>
    <style:style style:name="P14" style:family="paragraph">
      <style:paragraph-properties fo:margin-left="0.635cm" fo:margin-right="0cm" fo:margin-top="0cm" fo:margin-bottom="0cm" fo:line-height="100%" fo:text-align="start" fo:text-indent="-0.61cm" style:text-autospace="none" style:writing-mode="lr-tb"/>
      <style:text-properties style:text-underline-styl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style:text-underline-style="non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text-underline-style="none"/>
    </style:style>
    <style:style style:name="P17" style:family="paragraph">
      <style:paragraph-properties fo:margin-left="0.635cm" fo:margin-right="0cm" fo:margin-top="0cm" fo:margin-bottom="0cm" fo:line-height="100%" fo:text-align="center" fo:text-indent="-0.635cm" style:text-autospace="none" style:writing-mode="lr-tb"/>
      <style:text-properties style:text-underline-style="none"/>
    </style:style>
    <style:style style:name="P18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 style:writing-mode="lr-tb"/>
      <style:text-properties style:text-underline-style="none"/>
    </style:style>
    <style:style style:name="P19" style:family="paragraph">
      <style:paragraph-properties fo:margin-left="0.635cm" fo:margin-right="0cm" fo:margin-top="0cm" fo:margin-bottom="0cm" fo:line-height="100%" fo:text-align="start" fo:text-indent="0cm" style:text-autospace="none" style:writing-mode="lr-tb"/>
      <style:text-properties style:text-underline-style="none"/>
    </style:style>
    <style:style style:name="P20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 style:writing-mode="lr-tb"/>
      <style:text-properties style:text-underline-style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2" style:family="paragraph"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4" style:family="paragraph">
      <style:paragraph-properties fo:margin-left="0.635cm" fo:margin-right="0cm" fo:margin-top="0cm" fo:margin-bottom="0cm" fo:line-height="100%" fo:text-align="start" fo:text-indent="-0.61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5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1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6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7" style:family="paragraph">
      <style:paragraph-properties fo:margin-left="0.635cm" fo:margin-right="0cm" fo:margin-top="0cm" fo:margin-bottom="0cm" fo:line-height="100%" fo:text-align="center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8" style:family="paragraph">
      <style:paragraph-properties fo:margin-left="0.635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29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underline-style="none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1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2" style:family="paragraph"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3" style:family="paragraph">
      <style:paragraph-properties fo:margin-left="0.635cm" fo:margin-right="0cm" fo:margin-top="0cm" fo:margin-bottom="0cm" fo:line-height="100%" fo:text-align="center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4" style:family="paragraph">
      <style:paragraph-properties fo:margin-left="0.635cm" fo:margin-right="0cm" fo:margin-top="0cm" fo:margin-bottom="0cm" fo:line-height="100%" fo:text-align="start" fo:text-indent="-0.61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6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7" style:family="paragraph">
      <style:paragraph-properties fo:margin-left="0.635cm" fo:margin-right="0cm" fo:margin-top="0cm" fo:margin-bottom="0cm" fo:line-height="100%" fo:text-align="center" fo:text-indent="-0.61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P38" style:family="paragraph">
      <style:paragraph-properties fo:margin-left="0.635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style:text-position="0% 100%" style:text-underline-style="none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Segoe UI Semibold" fo:font-size="60pt" fo:font-style="normal" fo:text-shadow="none" style:text-underline-style="solid" style:text-underline-width="auto" style:text-underline-color="font-color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5" style:font-size-asian="28pt" style:font-style-asian="normal" style:font-weight-asian="normal" style:font-name-complex="Segoe UI5" style:font-size-complex="28pt" style:font-style-complex="normal" style:font-weight-complex="normal"/>
    </style:style>
    <style:style style:name="T5" style:family="text">
      <style:text-properties fo:color="#003d73" style:font-name="Segoe UI Semibold" fo:font-size="32pt" fo:font-style="normal" fo:text-shadow="none" style:text-underline-style="none" fo:font-weight="normal" style:font-name-asian="Segoe UI5" style:font-size-asian="32pt" style:font-style-asian="normal" style:font-weight-asian="normal" style:font-name-complex="Segoe UI5" style:font-size-complex="32pt" style:font-style-complex="normal" style:font-weight-complex="normal"/>
    </style:style>
    <style:style style:name="T6" style:family="text">
      <style:text-properties fo:color="#003d73" style:font-name="Segoe UI Semibold" fo:font-size="32pt" fo:font-style="italic" fo:text-shadow="none" style:text-underline-style="none" fo:font-weight="normal" style:font-name-asian="Segoe UI5" style:font-size-asian="32pt" style:font-style-asian="italic" style:font-weight-asian="normal" style:font-name-complex="Segoe UI5" style:font-size-complex="32pt" style:font-style-complex="italic" style:font-weight-complex="normal"/>
    </style:style>
    <style:style style:name="T7" style:family="text">
      <style:text-properties fo:color="#000099" style:font-name="Segoe UI Semibold" fo:font-size="32pt" fo:font-style="italic" fo:text-shadow="none" style:text-underline-style="none" fo:font-weight="normal" style:font-name-asian="Segoe UI5" style:font-size-asian="32pt" style:font-style-asian="italic" style:font-weight-asian="normal" style:font-name-complex="Segoe UI5" style:font-size-complex="32pt" style:font-style-complex="italic" style:font-weight-complex="normal"/>
    </style:style>
    <style:style style:name="T8" style:family="text">
      <style:text-properties fo:color="#cc0000" style:font-name="Arial" fo:font-size="32pt" fo:font-style="italic" fo:text-shadow="none" style:text-underline-style="none" fo:font-weight="bold" style:font-name-asian="Segoe UI5" style:font-size-asian="32pt" style:font-style-asian="italic" style:font-weight-asian="bold" style:font-name-complex="Segoe UI5" style:font-size-complex="32pt" style:font-style-complex="italic" style:font-weight-complex="bold"/>
    </style:style>
    <style:style style:name="T9" style:family="text">
      <style:text-properties fo:color="#000000" style:font-name="Segoe UI Semibold" fo:font-size="36pt" fo:font-style="normal" fo:text-shadow="none" style:text-underline-style="none" fo:font-weight="normal" style:font-name-asian="Segoe UI5" style:font-size-asian="36pt" style:font-style-asian="normal" style:font-weight-asian="normal" style:font-name-complex="Segoe UI5" style:font-size-complex="36pt" style:font-style-complex="normal" style:font-weight-complex="normal"/>
    </style:style>
    <style:style style:name="T10" style:family="text">
      <style:text-properties fo:color="#000000" style:font-name="Segoe UI" fo:font-size="36pt" fo:font-style="normal" fo:text-shadow="none" style:text-underline-style="none" fo:font-weight="bold" style:font-name-asian="Segoe UI5" style:font-size-asian="36pt" style:font-style-asian="normal" style:font-weight-asian="bold" style:font-name-complex="Segoe UI5" style:font-size-complex="36pt" style:font-style-complex="normal" style:font-weight-complex="bold"/>
    </style:style>
    <style:style style:name="T11" style:family="text">
      <style:text-properties fo:color="#000000" style:font-name="Segoe UI Semibold" fo:font-size="36pt" fo:font-style="normal" fo:text-shadow="none" style:text-underline-style="none" fo:font-weight="bold" style:font-name-asian="Segoe UI5" style:font-size-asian="36pt" style:font-style-asian="normal" style:font-weight-asian="bold" style:font-name-complex="Segoe UI5" style:font-size-complex="36pt" style:font-style-complex="normal" style:font-weight-complex="bold"/>
    </style:style>
    <style:style style:name="T12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5" style:font-size-asian="32pt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5" style:font-size-asian="28pt" style:font-style-asian="normal" style:font-weight-asian="normal" style:font-name-complex="Segoe UI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5" style:font-size-asian="32pt" style:font-style-asian="normal" style:font-weight-asian="normal" style:font-name-complex="Segoe UI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5" style:font-size-asian="32pt" style:font-style-asian="italic" style:font-weight-asian="bold" style:font-name-complex="Segoe UI5" style:font-size-complex="32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99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5" style:font-size-asian="32pt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c0000" style:text-outline="false" style:text-line-through-style="none" style:text-line-through-type="none" style:font-name="Arial" fo:font-size="32pt" fo:font-style="italic" fo:text-shadow="none" style:text-underline-style="none" fo:font-weight="bold" style:letter-kerning="true" style:font-name-asian="Segoe UI5" style:font-size-asian="32pt" style:font-style-asian="italic" style:font-weight-asian="bold" style:font-name-complex="Segoe UI5" style:font-size-complex="32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5" style:font-size-asian="36pt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5" style:font-size-asian="36pt" style:font-style-asian="normal" style:font-weight-asian="bold" style:font-name-complex="Segoe UI5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5" style:font-size-asian="36pt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font-style="normal" fo:text-shadow="none" style:text-underline-style="none" fo:font-weight="normal" style:letter-kerning="true" style:font-name-asian="Arial1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Arial1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5" style:font-size-asian="32pt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23f62" style:text-outline="false" style:text-line-through-style="none" style:text-line-through-type="none" style:font-name="Segoe UI" fo:font-size="32pt" fo:font-style="italic" fo:text-shadow="none" style:text-underline-style="none" fo:font-weight="normal" style:letter-kerning="true" style:font-name-asian="Segoe UI5" style:font-size-asian="32pt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egoe UI" fo:font-size="60pt" fo:font-style="normal" fo:text-shadow="none" style:text-underline-style="solid" style:text-underline-width="auto" style:text-underline-color="font-color" fo:font-weight="normal" style:letter-kerning="true" style:font-name-asian="Segoe UI5" style:font-size-asian="60pt" style:font-style-asian="normal" style:font-weight-asian="normal" style:font-name-complex="Segoe UI5" style:font-size-complex="6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per 58%" style:font-name="Arial" fo:font-size="36pt" fo:font-style="normal" fo:text-shadow="none" style:text-underline-style="none" fo:font-weight="normal" style:letter-kerning="true" style:font-name-asian="Arial1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egoe UI Semibold" fo:font-size="60pt" fo:font-style="normal" fo:text-shadow="none" style:text-underline-style="solid" style:text-underline-width="auto" style:text-underline-color="font-color" fo:font-weight="normal" style:letter-kerning="true" style:font-name-asian="Segoe UI5" style:font-size-asian="60pt" style:font-style-asian="normal" style:font-weight-asian="normal" style:font-name-complex="Segoe UI5" style:font-size-complex="6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Segoe UI Semibold" fo:font-size="60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60pt" style:language-asian="ar" style:country-asian="SA" style:font-style-asian="normal" style:font-weight-asian="normal" style:font-name-complex="Harrington" style:font-size-complex="6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5" style:font-size-asian="28pt" style:language-asian="ar" style:country-asian="SA" style:font-style-asian="normal" style:font-weight-asian="normal" style:font-name-complex="Segoe UI5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5" style:font-size-asian="32pt" style:language-asian="ar" style:country-asian="SA" style:font-style-asian="italic" style:font-weight-asian="bold" style:font-name-complex="Segoe UI5" style:font-size-complex="32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Segoe UI5" style:font-size-asian="36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Segoe UI5" style:font-size-asian="36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5" style:font-size-asian="36pt" style:language-asian="ar" style:country-asian="SA" style:font-style-asian="normal" style:font-weight-asian="bold" style:font-name-complex="Segoe UI5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Segoe UI5" style:font-size-asian="32pt" style:language-asian="ar" style:country-asian="SA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normal" fo:text-shadow="none" style:text-underline-style="none" fo:font-weight="normal" style:letter-kerning="true" style:font-name-asian="Segoe UI5" style:font-size-asian="32pt" style:language-asian="ar" style:country-asian="SA" style:font-style-asian="normal" style:font-weight-asian="normal" style:font-name-complex="Segoe UI5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3d73" style:text-outline="false" style:text-line-through-style="none" style:text-line-through-type="none" style:font-name="Segoe UI Semibold" fo:font-size="31pt" fo:language="en" fo:country="US" fo:font-style="italic" fo:text-shadow="none" style:text-underline-style="none" fo:font-weight="normal" style:letter-kerning="true" style:font-name-asian="Segoe UI5" style:font-size-asian="31pt" style:language-asian="ar" style:country-asian="SA" style:font-style-asian="italic" style:font-weight-asian="normal" style:font-name-complex="Segoe UI5" style:font-size-complex="31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italic" fo:text-shadow="none" style:text-underline-style="none" fo:font-weight="normal" style:letter-kerning="true" style:font-name-asian="Segoe UI5" style:font-size-asian="36pt" style:language-asian="ar" style:country-asian="SA" style:font-style-asian="italic" style:font-weight-asian="normal" style:font-name-complex="Segoe UI5" style:font-size-complex="3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0000" style:text-outline="false" style:text-line-through-style="none" style:text-line-through-type="none" style:text-position="super 58%" style:font-name="Arial" fo:font-size="36pt" fo:language="en" fo:country="US" fo:font-style="italic" fo:text-shadow="none" style:text-underline-style="none" fo:font-weight="normal" style:letter-kerning="true" style:font-name-asian="Arial1" style:font-size-asian="36pt" style:language-asian="ar" style:country-asian="SA" style:font-style-asian="italic" style:font-weight-asian="normal" style:font-name-complex="Arial1" style:font-size-complex="3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super 58%" style:font-name="Arial" fo:font-size="36pt" fo:language="en" fo:country="US" fo:font-style="italic" fo:text-shadow="none" style:text-underline-style="none" fo:font-weight="normal" style:letter-kerning="true" style:font-name-asian="Arial1" style:font-size-asian="36pt" style:language-asian="ar" style:country-asian="SA" style:font-style-asian="italic" style:font-weight-asian="normal" style:font-name-complex="Arial1" style:font-size-complex="3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italic" fo:text-shadow="none" style:text-underline-style="none" fo:font-weight="bold" style:letter-kerning="true" style:font-name-asian="Segoe UI5" style:font-size-asian="36pt" style:language-asian="ar" style:country-asian="SA" style:font-style-asian="italic" style:font-weight-asian="bold" style:font-name-complex="Segoe UI5" style:font-size-complex="36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text-position="super 58%" style:font-name="Arial1" fo:font-size="32pt" fo:language="en" fo:country="US" fo:font-style="normal" fo:text-shadow="none" style:text-underline-style="none" fo:font-weight="normal" style:letter-kerning="true" style:font-name-asian="Segoe UI5" style:font-size-asian="32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c0000" style:text-outline="false" style:text-line-through-style="none" style:text-line-through-type="none" style:text-position="super 58%" style:font-name="Arial1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d320" style:text-outline="false" style:text-line-through-style="none" style:text-line-through-type="none" style:text-position="super 58%" style:font-name="Arial1" fo:font-size="36pt" fo:language="en" fo:country="US" fo:font-style="normal" fo:text-shadow="1pt 1pt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Arial1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letter-kerning="true" style:font-name-asian="Segoe UI5" style:font-size-asian="32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5" style:font-size-asian="28pt" style:language-asian="ar" style:country-asian="SA" style:font-style-asian="normal" style:font-weight-asian="normal" style:font-name-complex="Segoe UI5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Segoe UI5" style:font-size-asian="32pt" style:language-asian="ar" style:country-asian="SA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3d73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Segoe UI5" style:font-size-asian="32pt" style:language-asian="ar" style:country-asian="SA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99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Segoe UI5" style:font-size-asian="32pt" style:language-asian="ar" style:country-asian="SA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anguage="en" fo:country="US" fo:font-style="italic" fo:text-shadow="none" style:text-underline-style="none" fo:font-weight="bold" style:letter-kerning="true" style:font-name-asian="Segoe UI5" style:font-size-asian="32pt" style:language-asian="ar" style:country-asian="SA" style:font-style-asian="italic" style:font-weight-asian="bold" style:font-name-complex="Segoe UI5" style:font-size-complex="32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3d73" style:text-outline="false" style:text-line-through-style="none" style:text-line-through-type="none" style:text-position="0% 100%" style:font-name="Segoe UI Semibold" fo:font-size="32pt" fo:language="en" fo:country="US" fo:font-style="normal" fo:text-shadow="none" style:text-underline-style="none" fo:font-weight="normal" style:letter-kerning="true" style:font-name-asian="Segoe UI5" style:font-size-asian="32pt" style:language-asian="ar" style:country-asian="SA" style:font-style-asian="normal" style:font-weight-asian="normal" style:font-name-complex="Segoe UI5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6pt" fo:language="en" fo:country="US" fo:font-style="normal" fo:text-shadow="none" style:text-underline-style="none" fo:font-weight="normal" style:letter-kerning="true" style:font-name-asian="Segoe UI5" style:font-size-asian="36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Segoe UI5" style:font-size-asian="36pt" style:language-asian="ar" style:country-asian="SA" style:font-style-asian="normal" style:font-weight-asian="bold" style:font-name-complex="Segoe UI5" style:font-size-complex="3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d320" style:text-outline="false" style:text-line-through-style="none" style:text-line-through-type="none" style:text-position="super 58%" style:font-name="Arial" fo:font-size="36pt" fo:language="en" fo:country="US" fo:font-style="normal" fo:text-shadow="1pt 1pt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60pt" fo:language="en" fo:country="US" fo:font-style="normal" fo:text-shadow="none" style:text-underline-style="solid" style:text-underline-width="auto" style:text-underline-color="font-color" fo:font-weight="normal" style:letter-kerning="true" style:font-name-asian="Arial1" style:font-size-asian="60pt" style:language-asian="ar" style:country-asian="SA" style:font-style-asian="normal" style:font-weight-asian="normal" style:font-name-complex="Arial1" style:font-size-complex="6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ffff" style:text-outline="false" style:text-line-through-style="none" style:text-line-through-type="none" style:text-position="super 58%" style:font-name="Arial" fo:font-size="32pt" fo:language="en" fo:country="US" fo:font-style="normal" fo:text-shadow="none" style:text-underline-style="none" fo:font-weight="normal" style:letter-kerning="true" style:font-name-asian="Segoe UI5" style:font-size-asian="32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d320" style:text-outline="false" style:text-line-through-style="none" style:text-line-through-type="none" style:text-position="super 58%" style:font-name="Arial" fo:font-size="36pt" fo:language="en" fo:country="US" fo:font-style="normal" fo:text-shadow="1pt 1pt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letter-kerning="true" style:font-name-asian="Segoe UI5" style:font-size-asian="32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d32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6" style:font-size-asian="28pt" style:language-asian="ar" style:country-asian="SA" style:font-style-asian="normal" style:font-weight-asian="normal" style:font-name-complex="Segoe UI6" style:font-size-complex="2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3d73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bold" style:letter-kerning="true" style:font-name-asian="Segoe UI6" style:font-size-asian="32pt" style:language-asian="ar" style:country-asian="SA" style:font-style-asian="italic" style:font-weight-asian="bold" style:font-name-complex="Segoe UI6" style:font-size-complex="32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3d73" style:text-outline="false" style:text-line-through-style="none" style:text-line-through-type="none" style:text-position="0% 100%" style:font-name="Segoe UI" fo:font-size="32pt" fo:language="en" fo:country="US" fo:font-style="italic" fo:text-shadow="none" style:text-underline-style="none" fo:font-weight="bold" style:letter-kerning="true" style:font-name-asian="Segoe UI6" style:font-size-asian="32pt" style:language-asian="ar" style:country-asian="SA" style:font-style-asian="italic" style:font-weight-asian="bold" style:font-name-complex="Segoe UI6" style:font-size-complex="32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6pt" fo:language="en" fo:country="US" fo:font-style="normal" fo:text-shadow="none" style:text-underline-style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3d73" style:text-outline="false" style:text-line-through-style="none" style:text-line-through-type="none" style:text-position="0% 100%" style:font-name="Segoe UI" fo:font-size="32pt" fo:language="en" fo:country="US" fo:font-style="italic" fo:text-shadow="1pt 1pt" style:text-underline-style="none" fo:font-weight="normal" style:letter-kerning="true" style:font-name-asian="Segoe UI5" style:font-size-asian="32pt" style:language-asian="ar" style:country-asian="SA" style:font-style-asian="italic" style:font-weight-asian="normal" style:font-name-complex="Segoe UI5" style:font-size-complex="32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ffff" style:text-outline="false" style:text-line-through-style="none" style:text-line-through-type="none" style:text-position="0% 100%" style:font-name="Segoe UI" fo:font-size="36pt" fo:language="en" fo:country="US" fo:font-style="normal" fo:text-shadow="1pt 1pt" style:text-underline-style="none" fo:font-weight="normal" style:letter-kerning="true" style:font-name-asian="Segoe UI5" style:font-size-asian="36pt" style:language-asian="ar" style:country-asian="SA" style:font-style-asian="normal" style:font-weight-asian="normal" style:font-name-complex="Segoe UI5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normal" fo:text-shadow="none" style:text-underline-style="solid" style:text-underline-width="auto" style:text-underline-color="font-color" fo:font-weight="normal" style:letter-kerning="true" style:font-name-asian="Segoe UI5" style:font-size-asian="20pt" style:language-asian="ar" style:country-asian="SA" style:font-style-asian="normal" style:font-weight-asian="normal" style:font-name-complex="Segoe UI5" style:font-size-complex="2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normal" fo:text-shadow="none" style:text-underline-style="none" fo:font-weight="normal" style:letter-kerning="true" style:font-name-asian="Times New Roman3" style:font-size-asian="20pt" style:language-asian="ar" style:country-asian="SA" style:font-style-asian="normal" style:font-weight-asian="normal" style:font-name-complex="Segoe UI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italic" fo:text-shadow="none" style:text-underline-style="none" fo:font-weight="normal" style:letter-kerning="true" style:font-name-asian="Times New Roman3" style:font-size-asian="20pt" style:language-asian="ar" style:country-asian="SA" style:font-style-asian="italic" style:font-weight-asian="normal" style:font-name-complex="Segoe UI5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" draw:text-style-name="P6" draw:layer="layout" svg:width="26.162cm" svg:height="10.385cm" svg:x="1.016cm" svg:y="1.27cm">
          <draw:text-box>
            <text:p text:style-name="P5"><text:span text:style-name="T2">Welcome to Immanuel Lutheran Church.</text:span></text:p>
            <text:p text:style-name="P5"><text:span text:style-name="T2">We are happy to have you here </text:span></text:p>
            <text:p text:style-name="P5"><text:span text:style-name="T2">to worship with us.</text:span></text:p>
            <text:p text:style-name="P5"><text:span text:style-name="T2"/></text:p>
            <text:p text:style-name="P5"><text:span text:style-name="T2">Our worship will follow </text:span></text:p>
            <text:p text:style-name="P5"><text:span text:style-name="T2">Divine Service - Setting 4</text:span></text:p>
            <text:p text:style-name="P5"><text:span text:style-name="T2">which begins on page 203 in your hymnal.</text:span></text:p>
            <text:p text:style-name="P5"><text:span text:style-name="T2"/></text:p>
            <text:p text:style-name="P2"><text:span text:style-name="T2">You may also follow the service on these screen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" draw:text-style-name="P6" draw:layer="layout" svg:width="26.162cm" svg:height="3.066cm" svg:x="1.016cm" svg:y="1.27cm">
          <draw:text-box>
            <text:p text:style-name="P5"><text:span text:style-name="T3">Hym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10" draw:layer="layout" svg:width="25.654cm" svg:height="6.256cm" svg:x="1.29cm" svg:y="0.602cm">
          <draw:text-box>
            <text:p text:style-name="P7"><text:span text:style-name="T4">INVOCATION</text:span></text:p>
            <text:p text:style-name="P8"><text:span text:style-name="T5">P:</text:span><text:span text:style-name="T6"> In the name of the Father and of the</text:span><text:span text:style-name="T7"> </text:span><text:span text:style-name="T8">+</text:span><text:span text:style-name="T7"> </text:span><text:span text:style-name="T6">Son </text:span></text:p>
            <text:p text:style-name="P8"><text:span text:style-name="T6"><text:s text:c="4"/></text:span><text:span text:style-name="T6">and of the Holy Spirit.</text:span></text:p>
            <text:p text:style-name="P9"><text:span text:style-name="T9">C: </text:span><text:span text:style-name="T10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10" draw:layer="layout" svg:width="25.654cm" svg:height="4.753cm" svg:x="1.29cm" svg:y="0.602cm">
          <draw:text-box>
            <text:p text:style-name="P7"><text:span text:style-name="T4">EXHORTATION</text:span></text:p>
            <text:p text:style-name="P8"><text:span text:style-name="T6">P: Our help is in the name of the Lord,</text:span></text:p>
            <text:p text:style-name="P11"><text:span text:style-name="T9">C: </text:span><text:span text:style-name="T10">who made heaven and earth.</text:span><text:span text:style-name="T11">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15" draw:layer="layout" svg:width="25.654cm" svg:height="6.637cm" svg:x="1.29cm" svg:y="0.602cm">
          <draw:text-box>
            <text:p text:style-name="P12"><text:span text:style-name="T6">P: If You, O Lord, kept a record of sins, O Lord, <text:s text:c="3"/></text:span></text:p>
            <text:p text:style-name="P13"><text:span text:style-name="T6"><text:s text:c="4"/></text:span><text:span text:style-name="T6">who could stand?</text:span></text:p>
            <text:p text:style-name="P14"><text:span text:style-name="T9">C: </text:span><text:span text:style-name="T10">But with You there is forgiveness; </text:span></text:p>
            <text:p text:style-name="P11"><text:span text:style-name="T10"><text:s text:c="4"/></text:span><text:span text:style-name="T10">therefore You are feare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15" draw:layer="layout" svg:width="25.654cm" svg:height="6.263cm" svg:x="1.29cm" svg:y="0.602cm">
          <draw:text-box>
            <text:p text:style-name="P12"><text:span text:style-name="T6">P: Since we are gathered to hear God’s Word, </text:span></text:p>
            <text:p text:style-name="P12"><text:span text:style-name="T6"><text:s text:c="4"/></text:span><text:span text:style-name="T6">call upon Him in prayer and praise, and </text:span></text:p>
            <text:p text:style-name="P12"><text:span text:style-name="T6"><text:s text:c="4"/></text:span><text:span text:style-name="T6">receive the body and blood of our Lord Jesus </text:span></text:p>
            <text:p text:style-name="P12"><text:span text:style-name="T6"><text:s text:c="4"/></text:span><text:span text:style-name="T6">Christ in the fellowship of this altar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5.654cm" svg:height="7.766cm" svg:x="1.29cm" svg:y="0.602cm">
          <draw:text-box>
            <text:p text:style-name="P12"><text:span text:style-name="T6"><text:s text:c="4"/></text:span><text:span text:style-name="T6">let us first consider our unworthiness and </text:span></text:p>
            <text:p text:style-name="P12"><text:span text:style-name="T6"><text:s text:c="4"/></text:span><text:span text:style-name="T6">confess before God and one another that we <text:s text:c="2"/></text:span></text:p>
            <text:p text:style-name="P12"><text:span text:style-name="T6"><text:s text:c="4"/></text:span><text:span text:style-name="T6">have sinned in thought, word, and deed, and </text:span></text:p>
            <text:p text:style-name="P12"><text:span text:style-name="T6"><text:s text:c="4"/></text:span><text:span text:style-name="T6">that we cannot free ourselves from our sinful </text:span></text:p>
            <text:p text:style-name="P12"><text:span text:style-name="T6"><text:s text:c="4"/></text:span><text:span text:style-name="T6">conditio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5" draw:layer="layout" svg:width="25.654cm" svg:height="7.766cm" svg:x="1.29cm" svg:y="0.602cm">
          <draw:text-box>
            <text:p text:style-name="P12"><text:span text:style-name="T12"><text:s text:c="4"/></text:span><text:span text:style-name="T6">Together as His people let us take refuge in </text:span></text:p>
            <text:p text:style-name="P12"><text:span text:style-name="T6"><text:s text:c="4"/></text:span><text:span text:style-name="T6">the infinite mercy of God, our heavenly </text:span></text:p>
            <text:p text:style-name="P12"><text:span text:style-name="T6"><text:s text:c="4"/></text:span><text:span text:style-name="T6">Father, seeking His grace for the sake of </text:span></text:p>
            <text:p text:style-name="P12"><text:span text:style-name="T6"><text:s text:c="4"/></text:span><text:span text:style-name="T6">Christ, and saying: God, be merciful to me, a </text:span></text:p>
            <text:p text:style-name="P12"><text:span text:style-name="T6"><text:s text:c="4"/></text:span><text:span text:style-name="T6">sinn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5" draw:layer="layout" svg:width="25.654cm" svg:height="7.766cm" svg:x="1.29cm" svg:y="0.602cm">
          <draw:text-box>
            <text:p text:style-name="P16"><text:span text:style-name="T12"><text:s text:c="4"/></text:span><text:span text:style-name="T13">ABSOLUTION</text:span></text:p>
            <text:p text:style-name="P13"><text:span text:style-name="T12">P: Almighty God in His mercy has given His Son </text:span></text:p>
            <text:p text:style-name="P13"><text:span text:style-name="T12"><text:s text:c="4"/></text:span><text:span text:style-name="T12">to die for you and for His sake forgives you all</text:span></text:p>
            <text:p text:style-name="P13"><text:span text:style-name="T12"><text:s text:c="4"/></text:span><text:span text:style-name="T12">your sins. As a called and ordained servant of </text:span></text:p>
            <text:p text:style-name="P12"><text:span text:style-name="T12"><text:s text:c="4"/></text:span><text:span text:style-name="T12">Christ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15" draw:layer="layout" svg:width="25.654cm" svg:height="6.45cm" svg:x="1.29cm" svg:y="0.602cm">
          <draw:text-box>
            <text:p text:style-name="P13"><text:span text:style-name="T12"><text:s text:c="4"/></text:span><text:span text:style-name="T14"><text:s/></text:span><text:span text:style-name="T12">and by His authority,</text:span><text:span text:style-name="T15"> </text:span><text:span text:style-name="T12">I therefore forgive you</text:span></text:p>
            <text:p text:style-name="P13"><text:span text:style-name="T12"><text:s text:c="4"/></text:span><text:span text:style-name="T12">all your sins in the name of the Father and</text:span></text:p>
            <text:p text:style-name="P13"><text:span text:style-name="T12"><text:s text:c="4"/></text:span><text:span text:style-name="T12">of the</text:span><text:span text:style-name="T16"> </text:span><text:span text:style-name="T17">+</text:span><text:span text:style-name="T16"> </text:span><text:span text:style-name="T12">Son and of the Holy Spirit.</text:span></text:p>
            <text:p text:style-name="P12"><text:span text:style-name="T18">C: </text:span><text:span text:style-name="T1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8" draw:layer="layout" svg:width="25.654cm" svg:height="1.684cm" svg:x="1.29cm" svg:y="0.602cm">
          <draw:text-box>
            <text:p text:style-name="P17"><text:span text:style-name="T13">INTROI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8" draw:layer="layout" svg:width="25.654cm" svg:height="6.63cm" svg:x="1.29cm" svg:y="0.511cm">
          <draw:text-box>
            <text:p text:style-name="P16"><text:span text:style-name="T13">KYRIE</text:span></text:p>
            <text:p text:style-name="P13"><text:span text:style-name="T18">C:</text:span><text:span text:style-name="T20"> </text:span><text:span text:style-name="T21">♫</text:span><text:span text:style-name="T22"> </text:span><text:span text:style-name="T19">Lord, have mercy.</text:span></text:p>
            <text:p text:style-name="P19"><text:span text:style-name="T19"><text:s text:c="2"/></text:span><text:span text:style-name="T19">Christ, have mercy.</text:span></text:p>
            <text:p text:style-name="P13"><text:span text:style-name="T19"><text:s text:c="4"/></text:span><text:span text:style-name="T19">Lord, have merc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8" draw:layer="layout" svg:width="25.654cm" svg:height="4.753cm" svg:x="1.29cm" svg:y="0.511cm">
          <draw:text-box>
            <text:p text:style-name="P16"><text:span text:style-name="T13">SALUTATION</text:span></text:p>
            <text:p text:style-name="P13"><text:span text:style-name="T12">P: The Lord be with you.</text:span></text:p>
            <text:p text:style-name="P12"><text:span text:style-name="T18">C: </text:span><text:span text:style-name="T19">And also with you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6" draw:text-style-name="P20" draw:layer="layout" svg:width="25.654cm" svg:height="6.256cm" svg:x="1.29cm" svg:y="0.511cm">
          <draw:text-box>
            <text:p text:style-name="P16"><text:span text:style-name="T13">COLLECT OF THE DAY</text:span></text:p>
            <text:p text:style-name="P12"><text:span text:style-name="T23">A:</text:span><text:span text:style-name="T24"> </text:span><text:span text:style-name="T23">Let us pray...</text:span></text:p>
            <text:p text:style-name="P12"><text:span text:style-name="T24"/></text:p>
            <text:p text:style-name="P12"><text:span text:style-name="T18">C: </text:span><text:span text:style-name="T1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20" draw:layer="layout" svg:width="25.654cm" svg:height="3.066cm" svg:x="1.29cm" svg:y="0.511cm">
          <draw:text-box>
            <text:p text:style-name="P16"><text:span text:style-name="T25">Old Testamen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20" draw:layer="layout" svg:width="25.654cm" svg:height="3.444cm" svg:x="1.29cm" svg:y="0.511cm">
          <draw:text-box>
            <text:p text:style-name="P12"><text:span text:style-name="T12">A: <text:s/>This is the Word of the Lord.</text:span></text:p>
            <text:p text:style-name="P12"><text:span text:style-name="T18">C: </text:span><text:span text:style-name="T19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0" draw:layer="layout" svg:width="25.654cm" svg:height="3.066cm" svg:x="1.29cm" svg:y="0.511cm">
          <draw:text-box>
            <text:p text:style-name="P16"><text:span text:style-name="T25">Epist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20" draw:layer="layout" svg:width="25.654cm" svg:height="3.444cm" svg:x="1.29cm" svg:y="0.511cm">
          <draw:text-box>
            <text:p text:style-name="P12"><text:span text:style-name="T12">A: This is the Word of the Lord.</text:span></text:p>
            <text:p text:style-name="P12"><text:span text:style-name="T18">C: </text:span><text:span text:style-name="T19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0" draw:layer="layout" svg:width="25.654cm" svg:height="8.32cm" svg:x="1.29cm" svg:y="0.511cm">
          <draw:text-box>
            <text:p text:style-name="P16"><text:span text:style-name="T13">VERSE</text:span></text:p>
            <text:p text:style-name="P13"><text:span text:style-name="T18">C: </text:span><text:span text:style-name="T21">♫</text:span><text:span text:style-name="T26"> </text:span><text:span text:style-name="T19">These things are written that you may </text:span></text:p>
            <text:p text:style-name="P13"><text:span text:style-name="T19"><text:s text:c="4"/></text:span><text:span text:style-name="T19">believe that Jesus is the Christ, </text:span></text:p>
            <text:p text:style-name="P13"><text:span text:style-name="T19"><text:s text:c="4"/></text:span><text:span text:style-name="T19">the Son of God. Alleluia, alleluia, </text:span></text:p>
            <text:p text:style-name="P12"><text:span text:style-name="T19"><text:s text:c="8"/></text:span><text:span text:style-name="T19">alleluia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0" draw:layer="layout" svg:width="25.654cm" svg:height="6.256cm" svg:x="1.29cm" svg:y="0.511cm">
          <draw:text-box>
            <text:p text:style-name="P16"><text:span text:style-name="T13">HOLY GOSPEL</text:span></text:p>
            <text:p text:style-name="P12"><text:span text:style-name="T12">P: The Holy Gospel according to <text:s/>St. _________,</text:span></text:p>
            <text:p text:style-name="P12"><text:span text:style-name="T12"><text:s text:c="4"/></text:span><text:span text:style-name="T12">the ________ chapter.</text:span></text:p>
            <text:p text:style-name="P12"><text:span text:style-name="T18">C: </text:span><text:span text:style-name="T19">Glory to You, O Lor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20" draw:layer="layout" svg:width="25.654cm" svg:height="3.066cm" svg:x="1.29cm" svg:y="0.511cm">
          <draw:text-box>
            <text:p text:style-name="P16"><text:span text:style-name="T27">Holy Gospel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4" draw:text-style-name="P20" draw:layer="layout" svg:width="25.654cm" svg:height="3.444cm" svg:x="1.29cm" svg:y="0.511cm">
          <draw:text-box>
            <text:p text:style-name="P12"><text:span text:style-name="T12">P: This is the Gospel of the Lord.</text:span></text:p>
            <text:p text:style-name="P12"><text:span text:style-name="T18">C: </text:span><text:span text:style-name="T19">Praise to You, O Chris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5" draw:text-style-name="P20" draw:layer="layout" svg:width="25.654cm" svg:height="7.078cm" svg:x="1.29cm" svg:y="0.511cm">
          <draw:text-box>
            <text:p text:style-name="P21"><text:span text:style-name="T28">CONFESSION OF FAITH</text:span><text:span text:style-name="T29">:</text:span><text:span text:style-name="T30"> </text:span><text:span text:style-name="T31">Nicene Creed</text:span></text:p>
            <text:p text:style-name="P21"><text:span text:style-name="T32">I believe in one God, the Father Almighty,</text:span></text:p>
            <text:p text:style-name="P21"><text:span text:style-name="T32">maker of heaven and earth</text:span></text:p>
            <text:p text:style-name="P12"><text:span text:style-name="T32">and of all things visible and invisibl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20" draw:layer="layout" svg:width="25.654cm" svg:height="5.321cm" svg:x="1.29cm" svg:y="0.511cm">
          <draw:text-box>
            <text:p text:style-name="P21"><text:span text:style-name="T32">And in one Lord Jesus Christ,</text:span></text:p>
            <text:p text:style-name="P21"><text:span text:style-name="T32">the only-begotten Son of God,</text:span></text:p>
            <text:p text:style-name="P21"><text:span text:style-name="T32">begotten of His Father before all worlds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7" draw:text-style-name="P20" draw:layer="layout" svg:width="25.654cm" svg:height="5.321cm" svg:x="1.29cm" svg:y="0.511cm">
          <draw:text-box>
            <text:p text:style-name="P21"><text:span text:style-name="T32">God of God, Light of Light,</text:span></text:p>
            <text:p text:style-name="P21"><text:span text:style-name="T32">very God of very God,</text:span></text:p>
            <text:p text:style-name="P21"><text:span text:style-name="T32">begotten, not made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8" draw:text-style-name="P20" draw:layer="layout" svg:width="25.654cm" svg:height="7.011cm" svg:x="1.29cm" svg:y="0.511cm">
          <draw:text-box>
            <text:p text:style-name="P21"><text:span text:style-name="T32">being of one substance with the Father,</text:span></text:p>
            <text:p text:style-name="P21"><text:span text:style-name="T32">by whom all things were made;</text:span></text:p>
            <text:p text:style-name="P21"><text:span text:style-name="T32">who for us men and for our salvation</text:span></text:p>
            <text:p text:style-name="P21"><text:span text:style-name="T32">came down from heav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9" draw:text-style-name="P20" draw:layer="layout" svg:width="25.654cm" svg:height="7.011cm" svg:x="1.29cm" svg:y="0.511cm">
          <draw:text-box>
            <text:p text:style-name="P21"><text:span text:style-name="T32">and was incarnate by the Holy Spirit</text:span></text:p>
            <text:p text:style-name="P21"><text:span text:style-name="T32">of the virgin Mary and was made man;</text:span></text:p>
            <text:p text:style-name="P21"><text:span text:style-name="T32">and was crucified also for us</text:span></text:p>
            <text:p text:style-name="P21"><text:span text:style-name="T32">under Pontius Pilat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0" draw:text-style-name="P20" draw:layer="layout" svg:width="25.654cm" svg:height="5.321cm" svg:x="1.29cm" svg:y="0.511cm">
          <draw:text-box>
            <text:p text:style-name="P21"><text:span text:style-name="T32">He suffered and and was buried.</text:span></text:p>
            <text:p text:style-name="P21"><text:span text:style-name="T32">And the third day He rose again </text:span></text:p>
            <text:p text:style-name="P21"><text:span text:style-name="T32">according to the Scriptur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1" draw:text-style-name="P20" draw:layer="layout" svg:width="25.654cm" svg:height="3.631cm" svg:x="1.29cm" svg:y="0.511cm">
          <draw:text-box>
            <text:p text:style-name="P21"><text:span text:style-name="T32">and ascended into heaven</text:span></text:p>
            <text:p text:style-name="P21"><text:span text:style-name="T32">and sits at the right hand of the Fath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20" draw:layer="layout" svg:width="25.654cm" svg:height="5.321cm" svg:x="1.29cm" svg:y="0.511cm">
          <draw:text-box>
            <text:p text:style-name="P21"><text:span text:style-name="T32">and He will come again with glory</text:span></text:p>
            <text:p text:style-name="P21"><text:span text:style-name="T32">to judge both the living and the dead,</text:span></text:p>
            <text:p text:style-name="P21"><text:span text:style-name="T32">whose kingdom will have no en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3" draw:text-style-name="P20" draw:layer="layout" svg:width="25.654cm" svg:height="7.011cm" svg:x="1.29cm" svg:y="0.511cm">
          <draw:text-box>
            <text:p text:style-name="P21"><text:span text:style-name="T32">And I believe in the Holy Spirit,</text:span></text:p>
            <text:p text:style-name="P21"><text:span text:style-name="T32">the Lord and giver of life,</text:span></text:p>
            <text:p text:style-name="P21"><text:span text:style-name="T32">who proceeds from the Father</text:span></text:p>
            <text:p text:style-name="P21"><text:span text:style-name="T32">and the Son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4" draw:text-style-name="P20" draw:layer="layout" svg:width="25.654cm" svg:height="5.321cm" svg:x="1.29cm" svg:y="0.511cm">
          <draw:text-box>
            <text:p text:style-name="P21"><text:span text:style-name="T32">Who with the Father and the Son</text:span></text:p>
            <text:p text:style-name="P21"><text:span text:style-name="T32">together is worshiped and glorified,</text:span></text:p>
            <text:p text:style-name="P21"><text:span text:style-name="T32">who spoke by the prophet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20" draw:layer="layout" svg:width="25.654cm" svg:height="7.011cm" svg:x="1.29cm" svg:y="0.511cm">
          <draw:text-box>
            <text:p text:style-name="P21"><text:span text:style-name="T32">And I believe in one holy Christian</text:span></text:p>
            <text:p text:style-name="P21"><text:span text:style-name="T32">and Apostolic Church,</text:span></text:p>
            <text:p text:style-name="P21"><text:span text:style-name="T32">I acknowledge one Baptism</text:span></text:p>
            <text:p text:style-name="P21"><text:span text:style-name="T32">for the remission of sins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6" draw:text-style-name="P20" draw:layer="layout" svg:width="25.654cm" svg:height="5.321cm" svg:x="1.29cm" svg:y="0.511cm">
          <draw:text-box>
            <text:p text:style-name="P21"><text:span text:style-name="T32">and I look for the resurrection of the dead</text:span></text:p>
            <text:p text:style-name="P21"><text:span text:style-name="T32">and the life of the world to come. <text:s/></text:span></text:p>
            <text:p text:style-name="P21"><text:span text:style-name="T32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7" draw:text-style-name="P20" draw:layer="layout" svg:width="25.654cm" svg:height="3.066cm" svg:x="1.29cm" svg:y="0.511cm">
          <draw:text-box>
            <text:p text:style-name="P21"><text:span text:style-name="T33">Hymn of the Day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20" draw:layer="layout" svg:width="25.654cm" svg:height="1.684cm" svg:x="1.29cm" svg:y="0.511cm">
          <draw:text-box>
            <text:p text:style-name="P21"><text:span text:style-name="T28">PRAYER OF THE CHURCH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9" draw:text-style-name="P20" draw:layer="layout" svg:width="25.654cm" svg:height="1.684cm" svg:x="1.29cm" svg:y="0.511cm">
          <draw:text-box>
            <text:p text:style-name="P21"><text:span text:style-name="T28">WE GATHER OUR OFFERING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0" draw:text-style-name="P20" draw:layer="layout" svg:width="25.654cm" svg:height="4.753cm" svg:x="1.29cm" svg:y="0.511cm">
          <draw:text-box>
            <text:p text:style-name="P21"><text:span text:style-name="T34">PREFACE</text:span></text:p>
            <text:p text:style-name="P22"><text:span text:style-name="T35">P: The Lord be with you.</text:span></text:p>
            <text:p text:style-name="P23"><text:span text:style-name="T36">C:</text:span><text:span text:style-name="T37"> </text:span><text:span text:style-name="T38">And also with you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1" draw:text-style-name="P20" draw:layer="layout" svg:width="25.654cm" svg:height="8.327cm" svg:x="1.29cm" svg:y="0.511cm">
          <draw:text-box>
            <text:p text:style-name="P23"><text:span text:style-name="T39">P: Lift up your hearts.</text:span></text:p>
            <text:p text:style-name="P22"><text:span text:style-name="T36">C: </text:span><text:span text:style-name="T38">We lift them to the Lord.</text:span></text:p>
            <text:p text:style-name="P22"><text:span text:style-name="T40">P: </text:span><text:span text:style-name="T39">Let us give thanks to the Lord our God.</text:span></text:p>
            <text:p text:style-name="P23"><text:span text:style-name="T36">C: </text:span><text:span text:style-name="T38">It is right to give Him thanks and </text:span></text:p>
            <text:p text:style-name="P23"><text:span text:style-name="T38"><text:s text:c="4"/></text:span><text:span text:style-name="T38">prais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2" draw:text-style-name="P25" draw:layer="layout" svg:width="26.416cm" svg:height="9.269cm" svg:x="0.762cm" svg:y="0.508cm">
          <draw:text-box>
            <text:p text:style-name="P24"><text:span text:style-name="T39">P: It is </text:span><text:span text:style-name="T41">truly good, right, and salutary</text:span><text:span text:style-name="T39"> that we should <text:s text:c="2"/>at all times and in all places give thanks to You, </text:span></text:p>
            <text:p text:style-name="P24"><text:span text:style-name="T39"><text:s text:c="4"/></text:span><text:span text:style-name="T39">O Lord, holy Father, almighty and everlasting </text:span></text:p>
            <text:p text:style-name="P24"><text:span text:style-name="T39"><text:s text:c="4"/></text:span><text:span text:style-name="T39">God, for the countless blessings You so freely </text:span></text:p>
            <text:p text:style-name="P24"><text:span text:style-name="T39"><text:s text:c="4"/></text:span><text:span text:style-name="T39">bestow on us and </text:span></text:p>
            <text:p text:style-name="P24"><text:span text:style-name="T39"><text:s text:c="8"/></text:span><text:span text:style-name="T39">all creation. 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3" draw:text-style-name="P25" draw:layer="layout" svg:width="26.67cm" svg:height="7.986cm" svg:x="0.508cm" svg:y="0.508cm">
          <draw:text-box>
            <text:p text:style-name="P24"><text:span text:style-name="T39"><text:s text:c="3"/></text:span><text:span text:style-name="T39">Above all, we give thanks for Your boundless love <text:s/>shown to us when You sent Your only-begotten <text:s/></text:span></text:p>
            <text:p text:style-name="P24"><text:span text:style-name="T39"><text:s text:c="3"/></text:span><text:span text:style-name="T39">Son, Jesus Christ, into our flesh and laid on Him</text:span></text:p>
            <text:p text:style-name="P24"><text:span text:style-name="T39"><text:s text:c="3"/></text:span><text:span text:style-name="T39">our sin, giving Him into death that we might not </text:span></text:p>
            <text:p text:style-name="P24"><text:span text:style-name="T39"><text:s text:c="3"/></text:span><text:span text:style-name="T39">die eternally. 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4" draw:text-style-name="P26" draw:layer="layout" svg:width="26.162cm" svg:height="6.35cm" svg:x="1.016cm" svg:y="0.508cm">
          <draw:text-box>
            <text:p text:style-name="P22"><text:span text:style-name="T39"><text:s text:c="3"/></text:span><text:span text:style-name="T39">Because He is now risen from the dead and lives <text:s/></text:span></text:p>
            <text:p text:style-name="P22"><text:span text:style-name="T39"><text:s text:c="3"/></text:span><text:span text:style-name="T39">and reigns to all eternity, all who believe in Him </text:span></text:p>
            <text:p text:style-name="P22"><text:span text:style-name="T39"><text:s text:c="3"/></text:span><text:span text:style-name="T39">will overcome sin and death and will rise again </text:span></text:p>
            <text:p text:style-name="P22"><text:span text:style-name="T39"><text:s text:c="3"/></text:span><text:span text:style-name="T39">to new life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5" draw:text-style-name="P26" draw:layer="layout" svg:width="26.162cm" svg:height="6.35cm" svg:x="1.016cm" svg:y="0.508cm">
          <draw:text-box>
            <text:p text:style-name="P22"><text:span text:style-name="T39"><text:s text:c="3"/></text:span><text:span text:style-name="T39">Therefore with angels and archangels and with </text:span></text:p>
            <text:p text:style-name="P22"><text:span text:style-name="T39"><text:s text:c="3"/></text:span><text:span text:style-name="T39">all the company of heaven we laud and magnify <text:s/>Your glorious name, evermore praising You and </text:span></text:p>
            <text:p text:style-name="P22"><text:span text:style-name="T39"><text:s text:c="4"/></text:span><text:span text:style-name="T39">saying: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6" draw:text-style-name="P26" draw:layer="layout" svg:width="26.162cm" svg:height="6.63cm" svg:x="1.016cm" svg:y="0.508cm">
          <draw:text-box>
            <text:p text:style-name="P27"><text:span text:style-name="T34">SANCTUS</text:span></text:p>
            <text:p text:style-name="P22"><text:span text:style-name="T42">C: </text:span><text:span text:style-name="T43">♫</text:span><text:span text:style-name="T44"> </text:span><text:span text:style-name="T45">Holy, holy, holy Lord God of Sabaoth </text:span></text:p>
            <text:p text:style-name="P22"><text:span text:style-name="T45"><text:s text:c="4"/></text:span><text:span text:style-name="T45">adored; <text:s/>Heav'n and earth with full </text:span></text:p>
            <text:p text:style-name="P22"><text:span text:style-name="T45"><text:s text:c="4"/></text:span><text:span text:style-name="T45">acclaim shout the glory of Your name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7" draw:text-style-name="P26" draw:layer="layout" svg:width="26.162cm" svg:height="7.011cm" svg:x="1.016cm" svg:y="0.508cm">
          <draw:text-box>
            <text:p text:style-name="P22"><text:span text:style-name="T46"><text:s text:c="4"/></text:span><text:span text:style-name="T47">♫</text:span><text:span text:style-name="T48"> </text:span><text:span text:style-name="T38">Sing hosanna in the highest, </text:span></text:p>
            <text:p text:style-name="P28"><text:span text:style-name="T38"><text:s text:c="6"/></text:span><text:span text:style-name="T38">sing hosanna to the Lord;</text:span></text:p>
            <text:p text:style-name="P28"><text:span text:style-name="T38"><text:s text:c="3"/></text:span><text:span text:style-name="T38">Truly blest is He who comes</text:span></text:p>
            <text:p text:style-name="P22"><text:span text:style-name="T38"><text:s text:c="8"/></text:span><text:span text:style-name="T38">in the name of the Lor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8" draw:text-style-name="P29" draw:layer="layout" svg:width="26.162cm" svg:height="1.564cm" svg:x="1.016cm" svg:y="0.508cm">
          <draw:text-box>
            <text:p text:style-name="P27"><text:span text:style-name="T46"><text:s text:c="2"/></text:span><text:span text:style-name="T49">PRAYER OF THANKSGIVING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9" draw:text-style-name="P31" draw:layer="layout" svg:width="26.162cm" svg:height="5.321cm" svg:x="1.016cm" svg:y="0.508cm">
          <draw:text-box>
            <text:p text:style-name="P30"><text:span text:style-name="T50"><text:s text:c="2"/></text:span><text:span text:style-name="T51">Thy kingdom come,</text:span></text:p>
            <text:p text:style-name="P30"><text:span text:style-name="T51">Thy will be done</text:span></text:p>
            <text:p text:style-name="P30"><text:span text:style-name="T51">on earth as it is in heaven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0" draw:text-style-name="P31" draw:layer="layout" svg:width="26.162cm" svg:height="7.011cm" svg:x="1.016cm" svg:y="0.508cm">
          <draw:text-box>
            <text:p text:style-name="P30"><text:span text:style-name="T50"><text:s text:c="2"/></text:span><text:span text:style-name="T51">give us this day our daily bread;</text:span></text:p>
            <text:p text:style-name="P30"><text:span text:style-name="T51">and forgive us our trespasses</text:span></text:p>
            <text:p text:style-name="P30"><text:span text:style-name="T51">as we forgive those</text:span></text:p>
            <text:p text:style-name="P30"><text:span text:style-name="T51">who trespass against us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1" draw:text-style-name="P31" draw:layer="layout" svg:width="26.162cm" svg:height="3.631cm" svg:x="1.016cm" svg:y="0.508cm">
          <draw:text-box>
            <text:p text:style-name="P30"><text:span text:style-name="T50"><text:s text:c="2"/></text:span><text:span text:style-name="T51">and lead us not into temptation,</text:span></text:p>
            <text:p text:style-name="P30"><text:span text:style-name="T51">but deliver us from evil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2" draw:text-style-name="P31" draw:layer="layout" svg:width="26.162cm" svg:height="5.321cm" svg:x="1.016cm" svg:y="0.508cm">
          <draw:text-box>
            <text:p text:style-name="P30"><text:span text:style-name="T50"><text:s text:c="2"/></text:span><text:span text:style-name="T51">For thine is the kingdom</text:span></text:p>
            <text:p text:style-name="P30"><text:span text:style-name="T51">and the power and the glory</text:span></text:p>
            <text:p text:style-name="P30"><text:span text:style-name="T51">forever and ever. Am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3" draw:text-style-name="P31" draw:layer="layout" svg:width="26.162cm" svg:height="7.572cm" svg:x="1.016cm" svg:y="0.508cm">
          <draw:text-box>
            <text:p text:style-name="P30"><text:span text:style-name="T50"><text:s text:c="2"/></text:span><text:span text:style-name="T52">THE WORDS OF OUR LORD</text:span></text:p>
            <text:p text:style-name="P32"><text:span text:style-name="T53">P: Our Lord Jesus Christ, on the night when He <text:s/></text:span></text:p>
            <text:p text:style-name="P32"><text:span text:style-name="T53"><text:s text:c="5"/></text:span><text:span text:style-name="T53">was betrayed, took bread, and when He had </text:span></text:p>
            <text:p text:style-name="P32"><text:span text:style-name="T53"><text:s text:c="5"/></text:span><text:span text:style-name="T53">given thanks, He broke it and gave it to the </text:span></text:p>
            <text:p text:style-name="P32"><text:span text:style-name="T53"><text:s text:c="5"/></text:span><text:span text:style-name="T53">disciples and said: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4" draw:text-style-name="P31" draw:layer="layout" svg:width="26.162cm" svg:height="4.76cm" svg:x="1.016cm" svg:y="0.508cm">
          <draw:text-box>
            <text:p text:style-name="P30"><text:span text:style-name="T50"><text:s text:c="2"/></text:span><text:span text:style-name="T54">“</text:span><text:span text:style-name="T54">Take, eat; this is My</text:span><text:span text:style-name="T55"> </text:span><text:span text:style-name="T56">+</text:span><text:span text:style-name="T55"> </text:span><text:span text:style-name="T54">body,</text:span></text:p>
            <text:p text:style-name="P30"><text:span text:style-name="T54">which is given for you. </text:span></text:p>
            <text:p text:style-name="P33"><text:span text:style-name="T54">This do in remembrance of Me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5" draw:text-style-name="P36" draw:layer="layout" svg:width="26.162cm" svg:height="4.76cm" svg:x="1.016cm" svg:y="0.508cm">
          <draw:text-box>
            <text:p text:style-name="P34"><text:span text:style-name="T50"><text:s/></text:span><text:span text:style-name="T53">P: In the same way also He took the cup after </text:span></text:p>
            <text:p text:style-name="P34"><text:span text:style-name="T53"><text:s text:c="4"/></text:span><text:span text:style-name="T53">supper, and when He had given thanks, He</text:span></text:p>
            <text:p text:style-name="P35"><text:span text:style-name="T53"><text:s text:c="4"/></text:span><text:span text:style-name="T53">gave it to them, saying: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6" draw:text-style-name="P36" draw:layer="layout" svg:width="26.162cm" svg:height="7.766cm" svg:x="1.016cm" svg:y="0.508cm">
          <draw:text-box>
            <text:p text:style-name="P37"><text:span text:style-name="T50"><text:s/></text:span><text:span text:style-name="T54">“</text:span><text:span text:style-name="T54">Drink of it, all of you; </text:span></text:p>
            <text:p text:style-name="P37"><text:span text:style-name="T54">this cup is the new testament in My</text:span><text:span text:style-name="T55"> </text:span><text:span text:style-name="T56">+</text:span><text:span text:style-name="T55"> </text:span><text:span text:style-name="T54">blood,</text:span></text:p>
            <text:p text:style-name="P37"><text:span text:style-name="T54">which is shed for you for the forgiveness of sins.</text:span></text:p>
            <text:p text:style-name="P37"><text:span text:style-name="T54">This do, as often as you drink it,</text:span></text:p>
            <text:p text:style-name="P37"><text:span text:style-name="T54"><text:s/></text:span><text:span text:style-name="T54">in remembrance of Me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7" draw:text-style-name="P36" draw:layer="layout" svg:width="26.162cm" svg:height="4.753cm" svg:x="1.016cm" svg:y="0.508cm">
          <draw:text-box>
            <text:p text:style-name="P30"><text:span text:style-name="T52">PAX DOMINI</text:span></text:p>
            <text:p text:style-name="P32"><text:span text:style-name="T57">P:</text:span><text:span text:style-name="T54"> The peace of the Lord be with you always.</text:span></text:p>
            <text:p text:style-name="P34"><text:span text:style-name="T58">C: </text:span><text:span text:style-name="T5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8" draw:text-style-name="P36" draw:layer="layout" svg:width="26.162cm" svg:height="10.01cm" svg:x="1.016cm" svg:y="0.508cm">
          <draw:text-box>
            <text:p text:style-name="P30"><text:span text:style-name="T52">AGNUS DEI</text:span></text:p>
            <text:p text:style-name="P32"><text:span text:style-name="T58">C: </text:span><text:span text:style-name="T60">♫</text:span><text:span text:style-name="T61"> </text:span><text:span text:style-name="T59">O Jesus Christ, true Lamb of God,</text:span></text:p>
            <text:p text:style-name="P38"><text:span text:style-name="T59"><text:s text:c="2"/></text:span><text:span text:style-name="T59">You take the sin of the world away;</text:span></text:p>
            <text:p text:style-name="P38"><text:span text:style-name="T59"><text:s text:c="2"/></text:span><text:span text:style-name="T59">O Jesus Christ, true Lamb of God,</text:span></text:p>
            <text:p text:style-name="P38"><text:span text:style-name="T59"><text:s text:c="2"/></text:span><text:span text:style-name="T59">Have mercy on us,</text:span></text:p>
            <text:p text:style-name="P35"><text:span text:style-name="T59"><text:s text:c="7"/></text:span><text:span text:style-name="T59">Lord, we pra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9" draw:text-style-name="P36" draw:layer="layout" svg:width="26.162cm" svg:height="7.011cm" svg:x="1.016cm" svg:y="0.508cm">
          <draw:text-box>
            <text:p text:style-name="P35"><text:span text:style-name="T60"><text:s text:c="2"/>♫</text:span><text:span text:style-name="T62"> </text:span><text:span text:style-name="T59">O Jesus Christ, true Lamb of God,</text:span></text:p>
            <text:p text:style-name="P38"><text:span text:style-name="T59"><text:s text:c="2"/></text:span><text:span text:style-name="T59">You take the sin of the world away;</text:span></text:p>
            <text:p text:style-name="P38"><text:span text:style-name="T59"><text:s text:c="2"/></text:span><text:span text:style-name="T59">Have mercy on us, Jesus Christ,</text:span></text:p>
            <text:p text:style-name="P35"><text:span text:style-name="T59"><text:s text:c="4"/></text:span><text:span text:style-name="T59">And grant us peace, O Lord, we pra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0" draw:text-style-name="P36" draw:layer="layout" svg:width="26.162cm" svg:height="1.673cm" svg:x="1.016cm" svg:y="0.508cm">
          <draw:text-box>
            <text:p text:style-name="P30"><text:span text:style-name="T63"><text:s text:c="2"/></text:span><text:span text:style-name="T49">DISTRIBUTION OF THE LORD'S SUPPE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1" draw:text-style-name="P36" draw:layer="layout" svg:width="26.162cm" svg:height="3.066cm" svg:x="1.016cm" svg:y="0.508cm">
          <draw:text-box>
            <text:p text:style-name="P30"><text:span text:style-name="T63"><text:s text:c="2"/></text:span><text:span text:style-name="T64">Communion Hymn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2" draw:text-style-name="P36" draw:layer="layout" svg:width="26.162cm" svg:height="10.01cm" svg:x="1.016cm" svg:y="0.508cm">
          <draw:text-box>
            <text:p text:style-name="P30"><text:span text:style-name="T52">NUNC DIMITTIS</text:span></text:p>
            <text:p text:style-name="P32"><text:span text:style-name="T58">C: </text:span><text:span text:style-name="T60">♫</text:span><text:span text:style-name="T65"> </text:span><text:span text:style-name="T59">O Lord, now let Your servant </text:span></text:p>
            <text:p text:style-name="P38"><text:span text:style-name="T59"><text:s text:c="2"/></text:span><text:span text:style-name="T59">Depart in heav'nly peace,</text:span></text:p>
            <text:p text:style-name="P38"><text:span text:style-name="T59"><text:s text:c="2"/></text:span><text:span text:style-name="T59">For I have seen the glory</text:span></text:p>
            <text:p text:style-name="P35"><text:span text:style-name="T59"><text:s text:c="4"/></text:span><text:span text:style-name="T59">Of Your redeeming </text:span></text:p>
            <text:p text:style-name="P35"><text:span text:style-name="T59"><text:s text:c="21"/></text:span><text:span text:style-name="T59">grace: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3" draw:text-style-name="P36" draw:layer="layout" svg:width="26.162cm" svg:height="7.011cm" svg:x="1.016cm" svg:y="0.508cm">
          <draw:text-box>
            <text:p text:style-name="P35"><text:span text:style-name="T66"><text:s text:c="5"/></text:span><text:span text:style-name="T67">♫</text:span><text:span text:style-name="T68"> </text:span><text:span text:style-name="T59">A light to lead the Gentiles</text:span></text:p>
            <text:p text:style-name="P38"><text:span text:style-name="T59"><text:s/></text:span><text:span text:style-name="T59">Unto Your holy hill,</text:span></text:p>
            <text:p text:style-name="P38"><text:span text:style-name="T59"><text:s/></text:span><text:span text:style-name="T59">The glory of Your people,</text:span></text:p>
            <text:p text:style-name="P35"><text:span text:style-name="T59"><text:s text:c="3"/></text:span><text:span text:style-name="T59">Your chosen Israel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4" draw:text-style-name="P36" draw:layer="layout" svg:width="26.162cm" svg:height="7.011cm" svg:x="1.016cm" svg:y="0.508cm">
          <draw:text-box>
            <text:p text:style-name="P35"><text:span text:style-name="T69"><text:s text:c="4"/></text:span><text:span text:style-name="T67">♫</text:span><text:span text:style-name="T70"> </text:span><text:span text:style-name="T59">All glory to the Father,</text:span></text:p>
            <text:p text:style-name="P38"><text:span text:style-name="T59"><text:s text:c="2"/></text:span><text:span text:style-name="T59">All glory to the Son,</text:span></text:p>
            <text:p text:style-name="P38"><text:span text:style-name="T59"><text:s text:c="2"/></text:span><text:span text:style-name="T59">All glory to the Spirit,</text:span></text:p>
            <text:p text:style-name="P35"><text:span text:style-name="T59"><text:s text:c="4"/></text:span><text:span text:style-name="T59">Forever Three in One;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5" draw:text-style-name="P36" draw:layer="layout" svg:width="26.162cm" svg:height="7.011cm" svg:x="1.016cm" svg:y="0.508cm">
          <draw:text-box>
            <text:p text:style-name="P35"><text:span text:style-name="T69"><text:s text:c="4"/></text:span><text:span text:style-name="T67">♫</text:span><text:span text:style-name="T68"> </text:span><text:span text:style-name="T59">For as in the beginning,</text:span></text:p>
            <text:p text:style-name="P38"><text:span text:style-name="T59"><text:s text:c="2"/></text:span><text:span text:style-name="T59">Is now, shall ever be,</text:span></text:p>
            <text:p text:style-name="P38"><text:span text:style-name="T59"><text:s text:c="2"/></text:span><text:span text:style-name="T59">God's triune name resounding</text:span></text:p>
            <text:p text:style-name="P35"><text:span text:style-name="T59"><text:s text:c="4"/></text:span><text:span text:style-name="T59">Through all eternity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6" draw:text-style-name="P36" draw:layer="layout" svg:width="26.162cm" svg:height="7.759cm" svg:x="1.016cm" svg:y="0.508cm">
          <draw:text-box>
            <text:p text:style-name="P30"><text:span text:style-name="T71">POST-COMMUNION COLLECT</text:span></text:p>
            <text:p text:style-name="P35"><text:span text:style-name="T72">A:</text:span><text:span text:style-name="T73"> </text:span><text:span text:style-name="T72">Let us pray... <text:s text:c="5"/></text:span></text:p>
            <text:p text:style-name="P35"><text:span text:style-name="T72"><text:s text:c="8"/></text:span><text:span text:style-name="T72">...with You and the Holy Spirit, one God, </text:span></text:p>
            <text:p text:style-name="P35"><text:span text:style-name="T72"><text:s text:c="48"/></text:span><text:span text:style-name="T72">now and forever.</text:span></text:p>
            <text:p text:style-name="P35"><text:span text:style-name="T74">C:</text:span><text:span text:style-name="T75"> 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7" draw:text-style-name="P36" draw:layer="layout" svg:width="26.162cm" svg:height="4.753cm" svg:x="1.016cm" svg:y="0.508cm">
          <draw:text-box>
            <text:p text:style-name="P30"><text:span text:style-name="T52">BENEDICAMUS</text:span></text:p>
            <text:p text:style-name="P32"><text:span text:style-name="T54">A:</text:span><text:span text:style-name="T76"> </text:span><text:span text:style-name="T54">Let us bless the Lord.</text:span></text:p>
            <text:p text:style-name="P35"><text:span text:style-name="T58">C:</text:span><text:span text:style-name="T77"> </text:span><text:span text:style-name="T59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8" draw:text-style-name="P36" draw:layer="layout" svg:width="26.162cm" svg:height="9.262cm" svg:x="1.016cm" svg:y="0.508cm">
          <draw:text-box>
            <text:p text:style-name="P30"><text:span text:style-name="T52">BENEDICTION</text:span></text:p>
            <text:p text:style-name="P35"><text:span text:style-name="T54">P:</text:span><text:span text:style-name="T76"> </text:span><text:span text:style-name="T54">The Lord bless you and keep you. The Lord </text:span></text:p>
            <text:p text:style-name="P35"><text:span text:style-name="T54"><text:s text:c="4"/></text:span><text:span text:style-name="T54">make His face shine on you and be gracious to </text:span></text:p>
            <text:p text:style-name="P35"><text:span text:style-name="T54"><text:s text:c="4"/></text:span><text:span text:style-name="T54">you. The Lord look upon you with favor and</text:span><text:span text:style-name="T55"> </text:span><text:span text:style-name="T56">+</text:span><text:span text:style-name="T55"> </text:span></text:p>
            <text:p text:style-name="P35"><text:span text:style-name="T55"><text:s text:c="4"/></text:span><text:span text:style-name="T54">give you peace.</text:span></text:p>
            <text:p text:style-name="P35"><text:span text:style-name="T58">C:</text:span><text:span text:style-name="T77"> </text:span><text:span text:style-name="T5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9" draw:text-style-name="P36" draw:layer="layout" svg:width="26.162cm" svg:height="12.471cm" svg:x="1.016cm" svg:y="0.508cm">
          <draw:text-box>
            <text:p text:style-name="P30"><text:span text:style-name="T78">ACKNOWLEDGMENTS</text:span></text:p>
            <text:p text:style-name="P30"><text:span text:style-name="T79">Creative Worship for the Lutheran Parish, Series C, Quarter 1.</text:span></text:p>
            <text:p text:style-name="P30"><text:span text:style-name="T79">Copyright © 2018 Concordia Publishing House.</text:span></text:p>
            <text:p text:style-name="P30"><text:span text:style-name="T79"/></text:p>
            <text:p text:style-name="P30"><text:span text:style-name="T79">All rights reserved. Used by permission.</text:span></text:p>
            <text:p text:style-name="P30"><text:span text:style-name="T79"/></text:p>
            <text:p text:style-name="P30"><text:span text:style-name="T79">Unless otherwise indicated,</text:span></text:p>
            <text:p text:style-name="P30"><text:span text:style-name="T79">all scripture quotations are from </text:span><text:span text:style-name="T80">The Holy Bible, English Standard Version</text:span><text:span text:style-name="T79">, copyright © 2001 by Crossway Bibles, a division of Good News Publishers.</text:span></text:p>
            <text:p text:style-name="P30"><text:span text:style-name="T79"><text:s/></text:span></text:p>
            <text:p text:style-name="P30"><text:span text:style-name="T79">Used by permission. All rights reserved.</text:span></text:p>
            <text:p text:style-name="P30"><text:span text:style-name="T79"/></text:p>
            <text:p text:style-name="P30"><text:span text:style-name="T79">Created by Lutheran Service Builder © 2006 Concordia Publishing Hous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0" draw:text-style-name="P36" draw:layer="layout" svg:width="26.162cm" svg:height="1.524cm" svg:x="1.016cm" svg:y="0.508cm">
          <draw:text-box>
            <text:p text:style-name="P30"><text:span text:style-name="T78">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 style:font-adornments="Regular"/>
    <style:font-face style:name="Berlin Sans FB1" svg:font-family="'Berlin Sans FB'"/>
    <style:font-face style:name="Mangal" svg:font-family="Mangal"/>
    <style:font-face style:name="Segoe UI5" svg:font-family="'Segoe UI'"/>
    <style:font-face style:name="Segoe UI6" svg:font-family="'Segoe UI'" style:font-adornments="Regular"/>
    <style:font-face style:name="Times New Roman2" svg:font-family="'Times New Roman'"/>
    <style:font-face style:name="Harrington1" svg:font-family="Harrington" style:font-family-generic="roman"/>
    <style:font-face style:name="Segoe UI8" svg:font-family="'Segoe UI'" style:font-family-generic="roman"/>
    <style:font-face style:name="Arial3" svg:font-family="Arial" style:font-family-generic="swiss"/>
    <style:font-face style:name="Arial1" svg:font-family="Arial" style:font-adornments="Regular" style:font-family-generic="swiss"/>
    <style:font-face style:name="Calibri" svg:font-family="Calibri" style:font-family-generic="swiss"/>
    <style:font-face style:name="Segoe UI1" svg:font-family="'Segoe UI'" style:font-family-generic="swiss"/>
    <style:font-face style:name="Segoe UI2" svg:font-family="'Segoe UI'" style:font-adornments="Regular" style:font-family-generic="swiss"/>
    <style:font-face style:name="Segoe UI Semibold3" svg:font-family="'Segoe UI Semibold'" style:font-adornments="Regular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7" svg:font-family="Arial" style:font-pitch="variable"/>
    <style:font-face style:name="Berlin Sans FB" svg:font-family="'Berlin Sans FB'" style:font-pitch="variable"/>
    <style:font-face style:name="Harrington2" svg:font-family="Harrington" style:font-pitch="variable"/>
    <style:font-face style:name="Microsoft YaHei1" svg:font-family="'Microsoft YaHei'" style:font-pitch="variable"/>
    <style:font-face style:name="Segoe UI7" svg:font-family="'Segoe UI'" style:font-pitch="variable"/>
    <style:font-face style:name="Times New Roman3" svg:font-family="'Times New Roman'" style:font-pitch="variable"/>
    <style:font-face style:name="Gabriola" svg:font-family="Gabriola" style:font-family-generic="decorative" style:font-pitch="variable"/>
    <style:font-face style:name="Segoe UI Semibold2" svg:font-family="'Segoe UI Semibold'" style:font-family-generic="decorative" style:font-pitch="variable"/>
    <style:font-face style:name="Arial2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3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6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office:forms form:automatic-focus="false" form:apply-design-mode="false"/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office:forms form:automatic-focus="false" form:apply-design-mode="false"/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office:forms form:automatic-focus="false" form:apply-design-mode="false"/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office:forms form:automatic-focus="false" form:apply-design-mode="false"/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office:forms form:automatic-focus="false" form:apply-design-mode="false"/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office:forms form:automatic-focus="false" form:apply-design-mode="false"/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office:forms form:automatic-focus="false" form:apply-design-mode="false"/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office:forms form:automatic-focus="false" form:apply-design-mode="false"/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office:forms form:automatic-focus="false" form:apply-design-mode="false"/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office:forms form:automatic-focus="false" form:apply-design-mode="false"/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office:forms form:automatic-focus="false" form:apply-design-mode="false"/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office:forms form:automatic-focus="false" form:apply-design-mode="false"/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office:forms form:automatic-focus="false" form:apply-design-mode="false"/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office:forms form:automatic-focus="false" form:apply-design-mode="false"/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office:forms form:automatic-focus="false" form:apply-design-mode="false"/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office:forms form:automatic-focus="false" form:apply-design-mode="false"/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office:forms form:automatic-focus="false" form:apply-design-mode="false"/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6:21:13.417000000</meta:creation-date>
    <dc:title>Purple</dc:title>
    <meta:editing-duration>PT15M12S</meta:editing-duration>
    <meta:editing-cycles>4</meta:editing-cycles>
    <meta:generator>LibreOffice/6.1.5.2$Windows_X86_64 LibreOffice_project/90f8dcf33c87b3705e78202e3df5142b201bd805</meta:generator>
    <dc:date>2019-03-26T17:36:25.015000000</dc:date>
    <meta:document-statistic meta:object-count="1237"/>
  </office:meta>
</office:document-meta>
</file>